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0.06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0.3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0.0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149cm" svg:height="0.758cm" svg:x="6.328cm" svg:y="1.541cm">
          <draw:text-box>
            <text:p text:style-name="P1"><text:span text:style-name="T1">но лопнул</text:span></text:p>
          </draw:text-box>
        </draw:frame>
        <draw:frame draw:style-name="gr1" draw:text-style-name="P4" draw:layer="layout" svg:width="11.996cm" svg:height="1.029cm" svg:x="1cm" svg:y="0cm">
          <draw:text-box>
            <text:p text:style-name="P3"><text:span text:style-name="T2">Но лопнул нарыв, в котором за годы, прошедшие с первого «дела ЮКОСа», </text:span></text:p>
            <text:p text:style-name="P3"><text:span text:style-name="T2">накопилось много гноя:</text:span></text:p>
          </draw:text-box>
        </draw:frame>
        <draw:frame draw:style-name="gr2" draw:text-style-name="P2" draw:layer="layout" svg:width="0.697cm" svg:height="0.645cm" svg:x="6.93cm" svg:y="2.114cm">
          <draw:text-box>
            <text:p text:style-name="P1"><text:span text:style-name="T1">1</text:span></text:p>
          </draw:text-box>
        </draw:frame>
        <draw:frame draw:style-name="gr3" draw:text-style-name="P2" draw:layer="layout" svg:width="0.777cm" svg:height="0.645cm" svg:x="7.015cm" svg:y="2.556cm">
          <draw:text-box>
            <text:p text:style-name="P1"><text:span text:style-name="T1">O</text:span></text:p>
          </draw:text-box>
        </draw:frame>
        <draw:line draw:style-name="gr4" draw:text-style-name="P1" draw:layer="layout" svg:x1="7.429cm" svg:y1="2.7cm" svg:x2="7.421cm" svg:y2="2.163cm">
          <text:p/>
        </draw:line>
        <draw:frame draw:style-name="gr3" draw:text-style-name="P2" draw:id="id3" draw:layer="layout" svg:width="1.526cm" svg:height="0.645cm" svg:x="6.716cm" svg:y="2.857cm">
          <draw:text-box>
            <text:p text:style-name="P1"><text:span text:style-name="T1">нарыв</text:span></text:p>
          </draw:text-box>
        </draw:frame>
        <draw:frame draw:style-name="gr5" draw:text-style-name="P2" draw:layer="layout" svg:width="0.735cm" svg:height="0.645cm" svg:x="7.084cm" svg:y="3.831cm">
          <draw:text-box>
            <text:p text:style-name="P1"><text:span text:style-name="T1">A</text:span></text:p>
          </draw:text-box>
        </draw:frame>
        <draw:line draw:style-name="gr4" draw:text-style-name="P1" draw:layer="layout" svg:x1="7.45cm" svg:y1="3.95cm" svg:x2="7.442cm" svg:y2="3.413cm">
          <text:p/>
        </draw:line>
        <draw:line draw:style-name="gr4" draw:text-style-name="P1" draw:layer="layout" svg:x1="7.441cm" svg:y1="5.252cm" svg:x2="7.44cm" svg:y2="4.465cm">
          <text:p/>
        </draw:line>
        <draw:line draw:style-name="gr4" draw:text-style-name="P1" draw:layer="layout" svg:x1="7.44cm" svg:y1="5.253cm" svg:x2="7.22cm" svg:y2="5.465cm">
          <text:p/>
        </draw:line>
        <draw:line draw:style-name="gr4" draw:text-style-name="P1" draw:layer="layout" svg:x1="6.639cm" svg:y1="4.465cm" svg:x2="8.139cm" svg:y2="4.465cm">
          <text:p/>
        </draw:line>
        <draw:line draw:style-name="gr4" draw:text-style-name="P1" draw:layer="layout" svg:x1="8.139cm" svg:y1="4.466cm" svg:x2="8.234cm" svg:y2="4.352cm">
          <text:p/>
        </draw:line>
        <draw:line draw:style-name="gr4" draw:text-style-name="P1" draw:layer="layout" svg:x1="6.548cm" svg:y1="4.578cm" svg:x2="6.643cm" svg:y2="4.464cm">
          <text:p/>
        </draw:line>
        <draw:line draw:style-name="gr4" draw:text-style-name="P1" draw:layer="layout" svg:x1="6.939cm" svg:y1="4.365cm" svg:x2="7.886cm" svg:y2="4.367cm">
          <text:p/>
        </draw:line>
        <draw:frame draw:style-name="gr6" draw:text-style-name="P2" draw:layer="layout" svg:width="2.39cm" svg:height="0.645cm" svg:x="7.33cm" svg:y="4.814cm">
          <draw:text-box>
            <text:p text:style-name="P1"><text:span text:style-name="T1">нокопилось</text:span></text:p>
          </draw:text-box>
        </draw:frame>
        <draw:frame draw:style-name="gr7" draw:text-style-name="P2" draw:layer="layout" svg:width="0.599cm" svg:height="0.645cm" svg:x="7.466cm" svg:y="4.441cm">
          <draw:text-box>
            <text:p text:style-name="P1"><text:span text:style-name="T1">I</text:span></text:p>
          </draw:text-box>
        </draw:frame>
        <draw:frame draw:style-name="gr8" draw:text-style-name="P2" draw:id="id2" draw:layer="layout" svg:width="1.361cm" svg:height="0.645cm" svg:x="6.237cm" svg:y="4.651cm">
          <draw:text-box>
            <text:p text:style-name="P1"><text:span text:style-name="T1">(Rel.)</text:span></text:p>
          </draw:text-box>
        </draw:frame>
        <draw:line draw:style-name="gr4" draw:text-style-name="P1" draw:layer="layout" svg:x1="5.902cm" svg:y1="7.251cm" svg:x2="8.395cm" svg:y2="5.394cm">
          <text:p/>
        </draw:line>
        <draw:frame draw:style-name="gr9" draw:text-style-name="P2" draw:layer="layout" svg:width="0.735cm" svg:height="0.645cm" svg:x="8.096cm" svg:y="7.089cm">
          <draw:text-box>
            <text:p text:style-name="P1"><text:span text:style-name="T1">E</text:span></text:p>
          </draw:text-box>
        </draw:frame>
        <draw:line draw:style-name="gr4" draw:text-style-name="P1" draw:layer="layout" svg:x1="8.447cm" svg:y1="7.146cm" svg:x2="8.37cm" svg:y2="5.394cm">
          <text:p/>
        </draw:line>
        <draw:frame draw:style-name="gr9" draw:text-style-name="P2" draw:layer="layout" svg:width="0.735cm" svg:height="0.645cm" svg:x="10.497cm" svg:y="7.09cm">
          <draw:text-box>
            <text:p text:style-name="P1"><text:span text:style-name="T1">E</text:span></text:p>
          </draw:text-box>
        </draw:frame>
        <draw:line draw:style-name="gr4" draw:text-style-name="P1" draw:layer="layout" svg:x1="10.848cm" svg:y1="7.147cm" svg:x2="8.344cm" svg:y2="5.419cm">
          <text:p/>
        </draw:line>
        <draw:frame draw:style-name="gr9" draw:text-style-name="P2" draw:layer="layout" svg:width="0.735cm" svg:height="0.645cm" svg:x="5.526cm" svg:y="7.177cm">
          <draw:text-box>
            <text:p text:style-name="P1"><text:span text:style-name="T1">E</text:span></text:p>
          </draw:text-box>
        </draw:frame>
        <draw:line draw:style-name="gr4" draw:text-style-name="P1" draw:layer="layout" svg:x1="5.873cm" svg:y1="8.469cm" svg:x2="5.872cm" svg:y2="7.682cm">
          <text:p/>
        </draw:line>
        <draw:line draw:style-name="gr4" draw:text-style-name="P1" draw:layer="layout" svg:x1="5.872cm" svg:y1="8.47cm" svg:x2="5.652cm" svg:y2="8.682cm">
          <text:p/>
        </draw:line>
        <draw:line draw:style-name="gr4" draw:text-style-name="P1" draw:layer="layout" svg:x1="5.071cm" svg:y1="7.682cm" svg:x2="6.571cm" svg:y2="7.682cm">
          <text:p/>
        </draw:line>
        <draw:line draw:style-name="gr4" draw:text-style-name="P1" draw:layer="layout" svg:x1="6.571cm" svg:y1="7.683cm" svg:x2="6.666cm" svg:y2="7.569cm">
          <text:p/>
        </draw:line>
        <draw:line draw:style-name="gr4" draw:text-style-name="P1" draw:layer="layout" svg:x1="4.98cm" svg:y1="7.795cm" svg:x2="5.075cm" svg:y2="7.681cm">
          <text:p/>
        </draw:line>
        <draw:frame draw:style-name="gr10" draw:text-style-name="P2" draw:id="id1" draw:layer="layout" svg:width="1.84cm" svg:height="0.645cm" svg:x="5.737cm" svg:y="8.03cm">
          <draw:text-box>
            <text:p text:style-name="P1"><text:span text:style-name="T1">который</text:span></text:p>
          </draw:text-box>
        </draw:frame>
        <draw:frame draw:style-name="gr11" draw:text-style-name="P6" draw:layer="layout" svg:width="0.688cm" svg:height="0.645cm" svg:x="5.224cm" svg:y="7.716cm">
          <draw:text-box>
            <text:p text:style-name="P5"><text:span text:style-name="T1">в</text:span></text:p>
          </draw:text-box>
        </draw:frame>
        <draw:frame draw:style-name="gr12" draw:text-style-name="P2" draw:layer="layout" svg:width="0.735cm" svg:height="0.645cm" svg:x="5.749cm" svg:y="7.695cm">
          <draw:text-box>
            <text:p text:style-name="P1"><text:span text:style-name="T1">А</text:span></text:p>
          </draw:text-box>
        </draw:frame>
        <draw:frame draw:style-name="gr11" draw:text-style-name="P6" draw:layer="layout" svg:width="1.057cm" svg:height="0.645cm" svg:x="5.024cm" svg:y="8.017cm">
          <draw:text-box>
            <text:p text:style-name="P5"><text:span text:style-name="T1">-ом</text:span></text:p>
          </draw:text-box>
        </draw:frame>
        <draw:connector draw:style-name="gr13" draw:text-style-name="P1" draw:layer="layout" draw:type="curve" draw:line-skew="0cm -0.853cm" svg:x1="6.657cm" svg:y1="8.675cm" svg:x2="6.237cm" svg:y2="4.973cm" draw:start-shape="id1" draw:start-glue-point="2" draw:end-shape="id2" draw:end-glue-point="3" svg:d="m6657 8675c0 751-1137 626-1938-487s-1263-3215 1518-3215">
          <text:p/>
        </draw:connector>
        <draw:connector draw:style-name="gr13" draw:text-style-name="P1" draw:layer="layout" draw:type="curve" svg:x1="6.237cm" svg:y1="4.973cm" svg:x2="6.716cm" svg:y2="3.179cm" draw:start-shape="id2" draw:start-glue-point="3" draw:end-shape="id3" draw:end-glue-point="3" svg:d="m6237 4973c-751 0-991-1794 479-1794">
          <text:p/>
        </draw:connector>
        <draw:line draw:style-name="gr4" draw:text-style-name="P1" draw:layer="layout" svg:x1="10.108cm" svg:y1="7.662cm" svg:x2="11.608cm" svg:y2="7.662cm">
          <text:p/>
        </draw:line>
        <draw:line draw:style-name="gr4" draw:text-style-name="P1" draw:layer="layout" svg:x1="10.909cm" svg:y1="8.449cm" svg:x2="10.908cm" svg:y2="7.662cm">
          <text:p/>
        </draw:line>
        <draw:line draw:style-name="gr4" draw:text-style-name="P1" draw:layer="layout" svg:x1="11.128cm" svg:y1="8.662cm" svg:x2="10.908cm" svg:y2="8.45cm">
          <text:p/>
        </draw:line>
        <draw:line draw:style-name="gr4" draw:text-style-name="P1" draw:layer="layout" svg:x1="11.608cm" svg:y1="7.663cm" svg:x2="11.703cm" svg:y2="7.549cm">
          <text:p/>
        </draw:line>
        <draw:line draw:style-name="gr4" draw:text-style-name="P1" draw:layer="layout" svg:x1="10.017cm" svg:y1="7.775cm" svg:x2="10.112cm" svg:y2="7.661cm">
          <text:p/>
        </draw:line>
        <draw:frame draw:style-name="gr14" draw:text-style-name="P2" draw:layer="layout" svg:width="1.213cm" svg:height="0.645cm" svg:x="9.844cm" svg:y="8.087cm">
          <draw:text-box>
            <text:p text:style-name="P1"><text:span text:style-name="T1">гной</text:span></text:p>
          </draw:text-box>
        </draw:frame>
        <draw:frame draw:style-name="gr15" draw:text-style-name="P6" draw:layer="layout" svg:width="0.835cm" svg:height="0.645cm" svg:x="10.817cm" svg:y="8.043cm">
          <draw:text-box>
            <text:p text:style-name="P5"><text:span text:style-name="T1">-я</text:span></text:p>
          </draw:text-box>
        </draw:frame>
        <draw:frame draw:style-name="gr16" draw:text-style-name="P2" draw:layer="layout" svg:width="0.777cm" svg:height="0.645cm" svg:x="10.272cm" svg:y="7.701cm">
          <draw:text-box>
            <text:p text:style-name="P1"><text:span text:style-name="T1">O</text:span></text:p>
          </draw:text-box>
        </draw:frame>
        <draw:frame draw:style-name="gr5" draw:text-style-name="P2" draw:layer="layout" svg:width="0.735cm" svg:height="0.645cm" svg:x="10.29cm" svg:y="9.021cm">
          <draw:text-box>
            <text:p text:style-name="P1"><text:span text:style-name="T1">A</text:span></text:p>
          </draw:text-box>
        </draw:frame>
        <draw:line draw:style-name="gr4" draw:text-style-name="P1" draw:layer="layout" svg:x1="10.656cm" svg:y1="9.14cm" svg:x2="10.648cm" svg:y2="8.603cm">
          <text:p/>
        </draw:line>
        <draw:frame draw:style-name="gr5" draw:text-style-name="P2" draw:layer="layout" svg:width="1.446cm" svg:height="0.645cm" svg:x="9.991cm" svg:y="9.322cm">
          <draw:text-box>
            <text:p text:style-name="P1"><text:span text:style-name="T1">много</text:span></text:p>
          </draw:text-box>
        </draw:frame>
        <draw:line draw:style-name="gr4" draw:text-style-name="P1" draw:layer="layout" svg:x1="8.468cm" svg:y1="8.409cm" svg:x2="8.467cm" svg:y2="7.622cm">
          <text:p/>
        </draw:line>
        <draw:line draw:style-name="gr4" draw:text-style-name="P1" draw:layer="layout" svg:x1="8.467cm" svg:y1="8.41cm" svg:x2="8.247cm" svg:y2="8.622cm">
          <text:p/>
        </draw:line>
        <draw:line draw:style-name="gr4" draw:text-style-name="P1" draw:layer="layout" svg:x1="7.666cm" svg:y1="7.622cm" svg:x2="9.166cm" svg:y2="7.622cm">
          <text:p/>
        </draw:line>
        <draw:line draw:style-name="gr4" draw:text-style-name="P1" draw:layer="layout" svg:x1="9.166cm" svg:y1="7.623cm" svg:x2="9.261cm" svg:y2="7.509cm">
          <text:p/>
        </draw:line>
        <draw:line draw:style-name="gr4" draw:text-style-name="P1" draw:layer="layout" svg:x1="7.575cm" svg:y1="7.735cm" svg:x2="7.67cm" svg:y2="7.621cm">
          <text:p/>
        </draw:line>
        <draw:frame draw:style-name="gr10" draw:text-style-name="P2" draw:layer="layout" svg:width="1.01cm" svg:height="0.645cm" svg:x="8.332cm" svg:y="7.97cm">
          <draw:text-box>
            <text:p text:style-name="P1"><text:span text:style-name="T1">год</text:span></text:p>
          </draw:text-box>
        </draw:frame>
        <draw:frame draw:style-name="gr11" draw:text-style-name="P6" draw:layer="layout" svg:width="0.858cm" svg:height="0.645cm" svg:x="7.819cm" svg:y="7.656cm">
          <draw:text-box>
            <text:p text:style-name="P5"><text:span text:style-name="T1">за</text:span></text:p>
          </draw:text-box>
        </draw:frame>
        <draw:frame draw:style-name="gr12" draw:text-style-name="P2" draw:layer="layout" svg:width="0.777cm" svg:height="0.645cm" svg:x="8.344cm" svg:y="7.635cm">
          <draw:text-box>
            <text:p text:style-name="P1"><text:span text:style-name="T1">O</text:span></text:p>
          </draw:text-box>
        </draw:frame>
        <draw:frame draw:style-name="gr11" draw:text-style-name="P6" draw:layer="layout" svg:width="0.875cm" svg:height="0.645cm" svg:x="7.819cm" svg:y="7.957cm">
          <draw:text-box>
            <text:p text:style-name="P5"><text:span text:style-name="T1">-ы</text:span></text:p>
          </draw:text-box>
        </draw:frame>
        <draw:frame draw:style-name="gr5" draw:text-style-name="P2" draw:layer="layout" svg:width="0.735cm" svg:height="0.645cm" svg:x="8.382cm" svg:y="9.66cm">
          <draw:text-box>
            <text:p text:style-name="P1"><text:span text:style-name="T1">A</text:span></text:p>
          </draw:text-box>
        </draw:frame>
        <draw:line draw:style-name="gr4" draw:text-style-name="P1" draw:layer="layout" svg:x1="8.777cm" svg:y1="9.719cm" svg:x2="8.74cm" svg:y2="8.542cm">
          <text:p/>
        </draw:line>
        <draw:line draw:style-name="gr4" draw:text-style-name="P1" draw:layer="layout" svg:x1="8.738cm" svg:y1="11.056cm" svg:x2="8.737cm" svg:y2="10.269cm">
          <text:p/>
        </draw:line>
        <draw:line draw:style-name="gr4" draw:text-style-name="P1" draw:layer="layout" svg:x1="8.737cm" svg:y1="11.057cm" svg:x2="8.517cm" svg:y2="11.269cm">
          <text:p/>
        </draw:line>
        <draw:line draw:style-name="gr4" draw:text-style-name="P1" draw:layer="layout" svg:x1="7.936cm" svg:y1="10.269cm" svg:x2="9.436cm" svg:y2="10.269cm">
          <text:p/>
        </draw:line>
        <draw:line draw:style-name="gr4" draw:text-style-name="P1" draw:layer="layout" svg:x1="9.436cm" svg:y1="10.27cm" svg:x2="9.531cm" svg:y2="10.156cm">
          <text:p/>
        </draw:line>
        <draw:line draw:style-name="gr4" draw:text-style-name="P1" draw:layer="layout" svg:x1="7.845cm" svg:y1="10.382cm" svg:x2="7.94cm" svg:y2="10.268cm">
          <text:p/>
        </draw:line>
        <draw:line draw:style-name="gr4" draw:text-style-name="P1" draw:layer="layout" svg:x1="8.236cm" svg:y1="10.169cm" svg:x2="9.183cm" svg:y2="10.171cm">
          <text:p/>
        </draw:line>
        <draw:frame draw:style-name="gr6" draw:text-style-name="P2" draw:layer="layout" svg:width="2.428cm" svg:height="0.645cm" svg:x="8.627cm" svg:y="10.618cm">
          <draw:text-box>
            <text:p text:style-name="P1"><text:span text:style-name="T1">прошедшие</text:span></text:p>
          </draw:text-box>
        </draw:frame>
        <draw:frame draw:style-name="gr7" draw:text-style-name="P2" draw:layer="layout" svg:width="0.599cm" svg:height="0.645cm" svg:x="8.763cm" svg:y="10.245cm">
          <draw:text-box>
            <text:p text:style-name="P1"><text:span text:style-name="T1">I</text:span></text:p>
          </draw:text-box>
        </draw:frame>
        <draw:frame draw:style-name="gr8" draw:text-style-name="P2" draw:layer="layout" svg:width="1.907cm" svg:height="0.645cm" svg:x="6.934cm" svg:y="10.455cm">
          <draw:text-box>
            <text:p text:style-name="P1"><text:span text:style-name="T1">(Partizip)</text:span></text:p>
          </draw:text-box>
        </draw:frame>
        <draw:frame draw:style-name="gr9" draw:text-style-name="P2" draw:layer="layout" svg:width="0.735cm" svg:height="0.645cm" svg:x="8.758cm" svg:y="11.761cm">
          <draw:text-box>
            <text:p text:style-name="P1"><text:span text:style-name="T1">E</text:span></text:p>
          </draw:text-box>
        </draw:frame>
        <draw:line draw:style-name="gr4" draw:text-style-name="P1" draw:layer="layout" svg:x1="9.109cm" svg:y1="11.818cm" svg:x2="9.101cm" svg:y2="11.281cm">
          <text:p/>
        </draw:line>
        <draw:line draw:style-name="gr4" draw:text-style-name="P1" draw:layer="layout" svg:x1="9.155cm" svg:y1="13.079cm" svg:x2="9.154cm" svg:y2="12.292cm">
          <text:p/>
        </draw:line>
        <draw:line draw:style-name="gr4" draw:text-style-name="P1" draw:layer="layout" svg:x1="9.154cm" svg:y1="13.08cm" svg:x2="8.934cm" svg:y2="13.292cm">
          <text:p/>
        </draw:line>
        <draw:line draw:style-name="gr4" draw:text-style-name="P1" draw:layer="layout" svg:x1="8.353cm" svg:y1="12.292cm" svg:x2="9.853cm" svg:y2="12.292cm">
          <text:p/>
        </draw:line>
        <draw:line draw:style-name="gr4" draw:text-style-name="P1" draw:layer="layout" svg:x1="9.853cm" svg:y1="12.293cm" svg:x2="9.948cm" svg:y2="12.179cm">
          <text:p/>
        </draw:line>
        <draw:line draw:style-name="gr4" draw:text-style-name="P1" draw:layer="layout" svg:x1="8.262cm" svg:y1="12.405cm" svg:x2="8.357cm" svg:y2="12.291cm">
          <text:p/>
        </draw:line>
        <draw:frame draw:style-name="gr10" draw:text-style-name="P2" draw:layer="layout" svg:width="1.289cm" svg:height="0.645cm" svg:x="9.019cm" svg:y="12.64cm">
          <draw:text-box>
            <text:p text:style-name="P1"><text:span text:style-name="T1">дело</text:span></text:p>
          </draw:text-box>
        </draw:frame>
        <draw:frame draw:style-name="gr11" draw:text-style-name="P6" draw:layer="layout" svg:width="0.68cm" svg:height="0.645cm" svg:x="8.506cm" svg:y="12.326cm">
          <draw:text-box>
            <text:p text:style-name="P5"><text:span text:style-name="T1">с</text:span></text:p>
          </draw:text-box>
        </draw:frame>
        <draw:frame draw:style-name="gr12" draw:text-style-name="P2" draw:layer="layout" svg:width="0.777cm" svg:height="0.645cm" svg:x="9.031cm" svg:y="12.305cm">
          <draw:text-box>
            <text:p text:style-name="P1"><text:span text:style-name="T1">O</text:span></text:p>
          </draw:text-box>
        </draw:frame>
        <draw:frame draw:style-name="gr11" draw:text-style-name="P6" draw:layer="layout" svg:width="0.815cm" svg:height="0.645cm" svg:x="8.406cm" svg:y="12.627cm">
          <draw:text-box>
            <text:p text:style-name="P5"><text:span text:style-name="T1">-а</text:span></text:p>
          </draw:text-box>
        </draw:frame>
        <draw:frame draw:style-name="gr5" draw:text-style-name="P2" draw:layer="layout" svg:width="0.735cm" svg:height="0.645cm" svg:x="8.102cm" svg:y="14.317cm">
          <draw:text-box>
            <text:p text:style-name="P1"><text:span text:style-name="T1">A</text:span></text:p>
          </draw:text-box>
        </draw:frame>
        <draw:line draw:style-name="gr4" draw:text-style-name="P1" draw:layer="layout" svg:x1="8.468cm" svg:y1="14.436cm" svg:x2="9.566cm" svg:y2="13.254cm">
          <text:p/>
        </draw:line>
        <draw:frame draw:style-name="gr5" draw:text-style-name="P2" draw:layer="layout" svg:width="0.735cm" svg:height="0.645cm" svg:x="10.303cm" svg:y="14.318cm">
          <draw:text-box>
            <text:p text:style-name="P1"><text:span text:style-name="T1">A</text:span></text:p>
          </draw:text-box>
        </draw:frame>
        <draw:line draw:style-name="gr4" draw:text-style-name="P1" draw:layer="layout" svg:x1="10.669cm" svg:y1="14.437cm" svg:x2="9.566cm" svg:y2="13.229cm">
          <text:p/>
        </draw:line>
        <draw:line draw:style-name="gr4" draw:text-style-name="P1" draw:layer="layout" svg:x1="7.64cm" svg:y1="14.891cm" svg:x2="9.14cm" svg:y2="14.891cm">
          <text:p/>
        </draw:line>
        <draw:line draw:style-name="gr4" draw:text-style-name="P1" draw:layer="layout" svg:x1="8.441cm" svg:y1="15.678cm" svg:x2="8.44cm" svg:y2="14.891cm">
          <text:p/>
        </draw:line>
        <draw:line draw:style-name="gr4" draw:text-style-name="P1" draw:layer="layout" svg:x1="8.66cm" svg:y1="15.891cm" svg:x2="8.44cm" svg:y2="15.679cm">
          <text:p/>
        </draw:line>
        <draw:line draw:style-name="gr4" draw:text-style-name="P1" draw:layer="layout" svg:x1="9.14cm" svg:y1="14.892cm" svg:x2="9.235cm" svg:y2="14.778cm">
          <text:p/>
        </draw:line>
        <draw:line draw:style-name="gr4" draw:text-style-name="P1" draw:layer="layout" svg:x1="7.549cm" svg:y1="15.004cm" svg:x2="7.644cm" svg:y2="14.89cm">
          <text:p/>
        </draw:line>
        <draw:frame draw:style-name="gr14" draw:text-style-name="P2" draw:layer="layout" svg:width="1.586cm" svg:height="0.645cm" svg:x="6.976cm" svg:y="15.316cm">
          <draw:text-box>
            <text:p text:style-name="P1"><text:span text:style-name="T1">ЮКОС</text:span></text:p>
          </draw:text-box>
        </draw:frame>
        <draw:frame draw:style-name="gr17" draw:text-style-name="P6" draw:layer="layout" svg:width="0.815cm" svg:height="0.645cm" svg:x="8.349cm" svg:y="15.272cm">
          <draw:text-box>
            <text:p text:style-name="P5"><text:span text:style-name="T1">-а</text:span></text:p>
          </draw:text-box>
        </draw:frame>
        <draw:frame draw:style-name="gr16" draw:text-style-name="P2" draw:layer="layout" svg:width="0.777cm" svg:height="0.645cm" svg:x="7.804cm" svg:y="14.93cm">
          <draw:text-box>
            <text:p text:style-name="P1"><text:span text:style-name="T1">O</text:span></text:p>
          </draw:text-box>
        </draw:frame>
        <draw:frame draw:style-name="gr5" draw:text-style-name="P2" draw:layer="layout" svg:width="1.772cm" svg:height="0.645cm" svg:x="9.804cm" svg:y="14.619cm">
          <draw:text-box>
            <text:p text:style-name="P1"><text:span text:style-name="T1">первого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03:44:21</dc:date>
    <dc:creator>artur </dc:creator>
    <meta:editing-duration>PT23H26M42S</meta:editing-duration>
    <meta:editing-cycles>69</meta:editing-cycles>
    <meta:generator>OpenOffice.org/3.2$Linux OpenOffice.org_project/320m19$Build-9505</meta:generator>
    <meta:printed-by>artur </meta:printed-by>
    <meta:print-date>2011-02-09T05:06:39</meta:print-date>
    <meta:document-statistic meta:object-count="89"/>
  </office:meta>
</office:document-meta>
</file>